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/>
      <style:text-properties fo:font-weight="bold" style:font-weight-asian="bold"/>
    </style:style>
    <style:style style:name="P2" style:family="paragraph" style:parent-style-name="Standard">
      <loext:graphic-properties draw:fill="solid" draw:fill-color="#ffffff"/>
      <style:paragraph-properties fo:background-color="#ffffff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1">
      <loext:graphic-properties draw:fill="solid" draw:fill-color="#ffffff"/>
      <style:paragraph-properties fo:margin-left="0.5in" fo:margin-right="0in" fo:text-indent="-0.25in" style:auto-text-indent="false" fo:background-color="#ffffff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/>
      <style:text-properties style:text-underline-style="none"/>
    </style:style>
    <style:style style:name="P7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in" loext:contextual-spacing="false" fo:line-height="100%" fo:keep-together="auto" fo:text-indent="-0.25in" style:auto-text-indent="false" fo:background-color="#ffffff" fo:keep-with-next="auto"/>
    </style:style>
    <style:style style:name="P8" style:family="paragraph" style:parent-style-name="Standard" style:list-style-name="WWNum2">
      <loext:graphic-properties draw:fill="solid" draw:fill-color="#ffffff"/>
      <style:paragraph-properties fo:margin-left="0.5in" fo:margin-right="0in" fo:text-indent="-0.25in" style:auto-text-indent="false" fo:break-before="page" fo:background-color="#ffffff"/>
    </style:style>
    <style:style style:name="P9" style:family="paragraph" style:parent-style-name="Standard" style:list-style-name="WWNum1">
      <loext:graphic-properties draw:fill="solid" draw:fill-color="#ffffff"/>
      <style:paragraph-properties fo:margin-left="0.5in" fo:margin-right="0in" fo:text-indent="-0.25in" style:auto-text-indent="false" fo:break-before="page" fo:background-color="#ffffff"/>
    </style:style>
    <style:style style:name="P10" style:family="paragraph" style:parent-style-name="Standard">
      <style:paragraph-properties fo:margin-left="0.5in" fo:margin-right="0in" fo:text-indent="0in" style:auto-text-indent="false"/>
    </style:style>
    <style:style style:name="P11" style:family="paragraph" style:parent-style-name="Standard">
      <style:paragraph-properties fo:margin-left="0.5in" fo:margin-right="0in" fo:text-indent="0in" style:auto-text-indent="false"/>
      <style:text-properties fo:font-weight="bold" style:font-weight-asian="bold"/>
    </style:style>
    <style:style style:name="P12" style:family="paragraph" style:parent-style-name="Standard">
      <loext:graphic-properties draw:fill="solid" draw:fill-color="#ffffff"/>
      <style:paragraph-properties fo:margin-left="0.5in" fo:margin-right="0in" fo:text-indent="0in" style:auto-text-indent="false" fo:background-color="#ffffff"/>
      <style:text-properties fo:font-weight="bold" style:font-weight-asian="bold"/>
    </style:style>
    <style:style style:name="P13" style:family="paragraph" style:parent-style-name="Standard" style:list-style-name="WWNum2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2">
      <style:paragraph-properties fo:margin-left="1in" fo:margin-right="0in" fo:text-indent="-0.25in" style:auto-text-indent="false"/>
    </style:style>
    <style:style style:name="P15" style:family="paragraph" style:parent-style-name="Standard" style:list-style-name="WWNum2">
      <loext:graphic-properties draw:fill="solid" draw:fill-color="#ffffff"/>
      <style:paragraph-properties fo:margin-left="1in" fo:margin-right="0in" fo:text-indent="-0.25in" style:auto-text-indent="false" fo:background-color="#ffffff"/>
    </style:style>
    <style:style style:name="P16" style:family="paragraph" style:parent-style-name="Standard" style:list-style-name="WWNum1">
      <loext:graphic-properties draw:fill="solid" draw:fill-color="#ffffff"/>
      <style:paragraph-properties fo:margin-left="1in" fo:margin-right="0in" fo:text-indent="-0.25in" style:auto-text-indent="false" fo:background-color="#ffffff"/>
    </style:style>
    <style:style style:name="P17" style:family="paragraph" style:parent-style-name="Standard" style:list-style-name="WWNum2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2">
      <style:paragraph-properties fo:margin-left="1.5in" fo:margin-right="0in" fo:text-indent="-0.25in" style:auto-text-indent="false"/>
    </style:style>
    <style:style style:name="P19" style:family="paragraph" style:parent-style-name="Standard" style:list-style-name="WWNum2">
      <loext:graphic-properties draw:fill="solid" draw:fill-color="#ffffff"/>
      <style:paragraph-properties fo:margin-left="1.5in" fo:margin-right="0in" fo:text-indent="-0.25in" style:auto-text-indent="false" fo:background-color="#ffffff"/>
    </style:style>
    <style:style style:name="P20" style:family="paragraph" style:parent-style-name="Standard" style:list-style-name="WWNum1">
      <loext:graphic-properties draw:fill="solid" draw:fill-color="#ffffff"/>
      <style:paragraph-properties fo:margin-left="1.5in" fo:margin-right="0in" fo:text-indent="-0.25in" style:auto-text-indent="false" fo:background-color="#ffffff"/>
    </style:style>
    <style:style style:name="P21" style:family="paragraph" style:parent-style-name="Standard" style:list-style-name="WWNum2">
      <style:paragraph-properties fo:margin-left="1.5in" fo:margin-right="0in" fo:text-indent="-0.25in" style:auto-text-indent="false" fo:break-before="page"/>
    </style:style>
    <style:style style:name="P22" style:family="paragraph" style:parent-style-name="Standard">
      <style:paragraph-properties fo:margin-left="1.5in" fo:margin-right="0in" fo:margin-top="0in" fo:margin-bottom="0in" loext:contextual-spacing="false" fo:line-height="100%" fo:text-indent="0in" style:auto-text-indent="false"/>
    </style:style>
    <style:style style:name="P23" style:family="paragraph" style:parent-style-name="Standard">
      <style:paragraph-properties fo:margin-left="1.5in" fo:margin-right="0in" fo:margin-top="0in" fo:margin-bottom="0in" loext:contextual-spacing="false" fo:line-height="100%" fo:text-indent="0in" style:auto-text-indent="false"/>
      <style:text-properties fo:font-weight="bold" style:font-weight-asian="bold"/>
    </style:style>
    <style:style style:name="P24" style:family="paragraph" style:parent-style-name="Standard">
      <style:paragraph-properties fo:margin-left="1.5in" fo:margin-right="0in" fo:text-indent="0in" style:auto-text-indent="false"/>
    </style:style>
    <style:style style:name="P25" style:family="paragraph" style:parent-style-name="Standard">
      <style:paragraph-properties fo:margin-left="1.5in" fo:margin-right="0in" fo:text-indent="0in" style:auto-text-indent="false"/>
      <style:text-properties fo:font-weight="bold" style:font-weight-asian="bold"/>
    </style:style>
    <style:style style:name="P26" style:family="paragraph" style:parent-style-name="Standard">
      <loext:graphic-properties draw:fill="solid" draw:fill-color="#ffffff"/>
      <style:paragraph-properties fo:margin-left="1.5in" fo:margin-right="0in" fo:text-indent="0in" style:auto-text-indent="false" fo:background-color="#ffffff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font-weight="bold" style:font-weight-asian="bold"/>
    </style:style>
    <style:style style:name="P28" style:family="paragraph" style:parent-style-name="Standard">
      <loext:graphic-properties draw:fill="solid" draw:fill-color="#ffffff"/>
      <style:paragraph-properties fo:margin-left="0in" fo:margin-right="0in" fo:text-indent="0in" style:auto-text-indent="false" fo:background-color="#ffffff"/>
      <style:text-properties fo:font-weight="bold" style:font-weight-asian="bold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font-name="Courier New" fo:font-weight="bold" style:font-name-asian="Courier New1" style:font-weight-asian="bold" style:font-name-complex="Courier New1"/>
    </style:style>
    <style:style style:name="P30" style:family="paragraph" style:parent-style-name="Standard">
      <loext:graphic-properties draw:fill="solid" draw:fill-color="#ffffff"/>
      <style:paragraph-properties fo:margin-left="0in" fo:margin-right="0in" fo:text-indent="0in" style:auto-text-indent="false" fo:background-color="#ffffff"/>
    </style:style>
    <style:style style:name="P31" style:family="paragraph" style:parent-style-name="Standard" style:list-style-name="WWNum2">
      <style:paragraph-properties fo:margin-left="2in" fo:margin-right="0in" fo:text-indent="-0.25in" style:auto-text-indent="false"/>
    </style:style>
    <style:style style:name="P32" style:family="paragraph" style:parent-style-name="Standard" style:list-style-name="WWNum2">
      <style:paragraph-properties fo:margin-left="2in" fo:margin-right="0in" fo:text-indent="-0.25in" style:auto-text-indent="false" fo:break-before="page"/>
    </style:style>
    <style:style style:name="P33" style:family="paragraph" style:parent-style-name="Standard">
      <style:paragraph-properties fo:margin-left="2in" fo:margin-right="0in" fo:text-indent="0in" style:auto-text-indent="false"/>
    </style:style>
    <style:style style:name="P34" style:family="paragraph" style:parent-style-name="Standard">
      <style:paragraph-properties fo:margin-left="1in" fo:margin-right="0in" fo:text-indent="0in" style:auto-text-indent="false"/>
    </style:style>
    <style:style style:name="P35" style:family="paragraph" style:parent-style-name="Standard">
      <loext:graphic-properties draw:fill="solid" draw:fill-color="#ffffff"/>
      <style:paragraph-properties fo:margin-left="1in" fo:margin-right="0in" fo:text-indent="0in" style:auto-text-indent="false" fo:background-color="#ffffff"/>
    </style:style>
    <style:style style:name="P36" style:family="paragraph" style:parent-style-name="Standard">
      <loext:graphic-properties draw:fill="solid" draw:fill-color="#ffffff"/>
      <style:paragraph-properties fo:margin-left="1in" fo:margin-right="0in" fo:text-indent="0in" style:auto-text-indent="false" fo:background-color="#ffffff"/>
      <style:text-properties fo:font-weight="bold" style:font-weight-asian="bold"/>
    </style:style>
    <style:style style:name="P37" style:family="paragraph" style:parent-style-name="Standard" style:list-style-name="WWNum2">
      <style:paragraph-properties fo:margin-left="2.5in" fo:margin-right="0in" fo:text-indent="-0.25in" style:auto-text-indent="false"/>
    </style:style>
    <style:style style:name="P38" style:family="paragraph" style:parent-style-name="Standard">
      <style:paragraph-properties fo:margin-left="2.5in" fo:margin-right="0in" fo:text-indent="0in" style:auto-text-indent="false"/>
    </style:style>
    <style:style style:name="P39" style:family="paragraph" style:parent-style-name="Heading_20_2" style:master-page-name="Standard">
      <style:paragraph-properties style:page-number="1"/>
    </style:style>
    <style:style style:name="P40" style:family="paragraph" style:parent-style-name="Heading_20_4" style:list-style-name="WWNum2">
      <loext:graphic-properties draw:fill="solid" draw:fill-color="#ffffff"/>
      <style:paragraph-properties fo:margin-left="0.5in" fo:margin-right="0in" fo:margin-top="0in" fo:margin-bottom="0in" loext:contextual-spacing="false" fo:line-height="100%" fo:keep-together="auto" fo:text-indent="-0.25in" style:auto-text-indent="false" fo:background-color="#ffffff" fo:keep-with-next="auto"/>
    </style:style>
    <style:style style:name="P41" style:family="paragraph" style:parent-style-name="Heading_20_4" style:list-style-name="WWNum2">
      <loext:graphic-properties draw:fill="solid" draw:fill-color="#ffffff"/>
      <style:paragraph-properties fo:margin-left="0.5in" fo:margin-right="0in" fo:margin-top="0in" fo:margin-bottom="0.0555in" loext:contextual-spacing="false" fo:line-height="100%" fo:keep-together="auto" fo:text-indent="-0.25in" style:auto-text-indent="false" fo:background-color="#ffffff" fo:keep-with-next="auto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color="#000000" fo:font-size="11pt" fo:font-weight="bold" style:font-size-asian="11pt" style:font-weight-asian="bold" style:font-size-complex="11pt"/>
    </style:style>
    <style:style style:name="T5" style:family="text">
      <style:text-properties fo:color="#000000" fo:font-weight="bold" style:font-weight-asian="bold"/>
    </style:style>
    <style:style style:name="T6" style:family="text">
      <style:text-properties fo:color="#ff0000" fo:font-weight="bold" style:font-weight-asian="bold"/>
    </style:style>
    <style:style style:name="T7" style:family="text">
      <style:text-properties fo:color="#ff0000" style:font-name="Courier New" fo:font-weight="bold" style:font-name-asian="Courier New1" style:font-weight-asian="bold" style:font-name-complex="Courier New1"/>
    </style:style>
    <style:style style:name="T8" style:family="text">
      <style:text-properties fo:color="#ff0000" style:text-line-through-style="solid" style:text-line-through-type="single" fo:font-weight="bold" style:font-weight-asian="bold"/>
    </style:style>
    <style:style style:name="T9" style:family="text">
      <style:text-properties style:font-name="Courier New" fo:font-weight="bold" style:font-name-asian="Courier New1" style:font-weight-asian="bold" style:font-name-complex="Courier New1"/>
    </style:style>
    <style:style style:name="T10" style:family="text">
      <style:text-properties fo:color="#2e2e2e" fo:font-size="11pt" fo:font-weight="bold" style:font-size-asian="11pt" style:font-weight-asian="bold" style:font-size-complex="11pt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bold" style:font-weight-asian="bold"/>
    </style:style>
    <style:style style:name="T13" style:family="text">
      <style:text-properties style:text-line-through-style="solid" style:text-line-through-type="single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bookmark text:name="_dli715se92iy"/><text:span text:style-name="T1">GnuPG 使用指南</text:span></text:p>
      <text:list xml:id="list4108156209" text:style-name="WWNum2">
        <text:list-item>
          <text:p text:style-name="P3"><text:span text:style-name="T1">參考 </text:span><text:a xlink:type="simple" xlink:href="https://hk.saowen.com/a/5b6fc4d8b5a68ca936716bc19aa8f90e5433a5b3744a1d7f49e17af1c48019b2" text:style-name="ListLabel_20_19" text:visited-style-name="ListLabel_20_19"><text:span text:style-name="T2">https://hk.saowen.com/a/5b6fc4d8b5a68ca936716bc19aa8f90e5433a5b3744a1d7f49e17af1c48019b2</text:span></text:a></text:p>
        </text:list-item>
        <text:list-item>
          <text:p text:style-name="P40"><text:bookmark text:name="_3264g0a052fx"/><text:span text:style-name="T4">環境 VMware + Ubuntu 18.04 Server amd64</text:span></text:p>
        </text:list-item>
        <text:list-item>
          <text:p text:style-name="P41"><text:bookmark text:name="_i0e6o9plwnv5"/><text:span text:style-name="T4">生成主密鑰對</text:span></text:p>
        </text:list-item>
      </text:list>
      <text:p text:style-name="P10"><text:span text:style-name="T1">GPG Master Key</text:span></text:p>
      <text:list xml:id="list200710841326541" text:continue-numbering="true" text:style-name="WWNum2">
        <text:list-item>
          <text:list>
            <text:list-item>
              <text:p text:style-name="P13"><text:span text:style-name="T1">$ sudo su</text:span></text:p>
            </text:list-item>
            <text:list-item>
              <text:p text:style-name="P13"><text:span text:style-name="T1">$ apt install rng-tools5</text:span></text:p>
            </text:list-item>
            <text:list-item>
              <text:p text:style-name="P13"><text:span text:style-name="T1">$ gpg --full-generate-key</text:span></text:p>
              <text:list>
                <text:list-item>
                  <text:p text:style-name="P17"><text:span text:style-name="T1">gpg: directory ‘/root/.gnupg’ created</text:span></text:p>
                </text:list-item>
              </text:list>
            </text:list-item>
          </text:list>
        </text:list-item>
      </text:list>
      <text:p text:style-name="P22"><text:span text:style-name="T1">gpg: keybox ‘/root/.gnupg/pubring.kbx’ created</text:span></text:p>
      <text:p text:style-name="P23"/>
      <text:list xml:id="list200711343368785" text:continue-numbering="true" text:style-name="WWNum2">
        <text:list-item>
          <text:list>
            <text:list-item>
              <text:list>
                <text:list-item>
                  <text:p text:style-name="P17"><text:span text:style-name="T1">Please select what kind of key you want:</text:span></text:p>
                </text:list-item>
              </text:list>
            </text:list-item>
          </text:list>
        </text:list-item>
      </text:list>
      <text:p text:style-name="P22"><text:span text:style-name="T1">(1) RSA and RSA (default)</text:span></text:p>
      <text:p text:style-name="P22"><text:span text:style-name="T1">...</text:span></text:p>
      <text:p text:style-name="P22"><text:span text:style-name="T1">Your selection? </text:span><text:span text:style-name="T6">1</text:span></text:p>
      <text:p text:style-name="P25"/>
      <text:list xml:id="list200711061740485" text:continue-numbering="true" text:style-name="WWNum2">
        <text:list-item>
          <text:list>
            <text:list-item>
              <text:list>
                <text:list-item>
                  <text:p text:style-name="P18"><text:span text:style-name="T1">RSA keys may be between 1024 and 4096 bits long.</text:span></text:p>
                </text:list-item>
              </text:list>
            </text:list-item>
          </text:list>
        </text:list-item>
      </text:list>
      <text:p text:style-name="P24"><text:span text:style-name="T1">What keysize do you want? (3072) </text:span><text:span text:style-name="T6">4096</text:span></text:p>
      <text:p text:style-name="P25"/>
      <text:list xml:id="list200711561059327" text:continue-numbering="true" text:style-name="WWNum2">
        <text:list-item>
          <text:list>
            <text:list-item>
              <text:list>
                <text:list-item>
                  <text:p text:style-name="P18"><text:span text:style-name="T1">Please specify how long the key should be valid.</text:span></text:p>
                </text:list-item>
              </text:list>
            </text:list-item>
          </text:list>
        </text:list-item>
      </text:list>
      <text:p text:style-name="P24"><text:soft-page-break/><text:span text:style-name="T1">0 = key does not expire</text:span></text:p>
      <text:p text:style-name="P24"><text:span text:style-name="T1">…</text:span></text:p>
      <text:p text:style-name="P24"><text:span text:style-name="T1">Key is valid for? (0) </text:span><text:span text:style-name="T6">0</text:span></text:p>
      <text:list xml:id="list200711723042740" text:continue-numbering="true" text:style-name="WWNum2">
        <text:list-item>
          <text:list>
            <text:list-item>
              <text:list>
                <text:list-item>
                  <text:p text:style-name="P18"><text:span text:style-name="T1">Key does not expire at all</text:span></text:p>
                </text:list-item>
              </text:list>
            </text:list-item>
          </text:list>
        </text:list-item>
      </text:list>
      <text:p text:style-name="P24"><text:span text:style-name="T1">Is this corrent? (y/N) </text:span><text:span text:style-name="T6">y</text:span></text:p>
      <text:p text:style-name="P25"/>
      <text:list xml:id="list200711686187098" text:continue-numbering="true" text:style-name="WWNum2">
        <text:list-item>
          <text:list>
            <text:list-item>
              <text:list>
                <text:list-item>
                  <text:p text:style-name="P18"><text:span text:style-name="T1">Real name: rr</text:span></text:p>
                </text:list-item>
                <text:list-item>
                  <text:p text:style-name="P18"><text:span text:style-name="T1">Email address: ee</text:span></text:p>
                </text:list-item>
              </text:list>
            </text:list-item>
          </text:list>
        </text:list-item>
      </text:list>
      <text:p text:style-name="P24"><text:span text:style-name="T1">Comment: cc</text:span></text:p>
      <text:list xml:id="list200712324746362" text:continue-numbering="true" text:style-name="WWNum2">
        <text:list-item>
          <text:list>
            <text:list-item>
              <text:list>
                <text:list-item>
                  <text:p text:style-name="P18"><text:span text:style-name="T1">Change (N)ame, (C)omment, (E)mail or (O)kay/(Q)uit? </text:span><text:span text:style-name="T6">O</text:span></text:p>
                </text:list-item>
              </text:list>
            </text:list-item>
          </text:list>
        </text:list-item>
      </text:list>
      <text:p text:style-name="P25"/>
      <text:list xml:id="list200712653699570" text:continue-numbering="true" text:style-name="WWNum2">
        <text:list-item>
          <text:list>
            <text:list-item>
              <text:list>
                <text:list-item>
                  <text:p text:style-name="P18"><text:span text:style-name="T1">Passphrase: pp</text:span></text:p>
                </text:list-item>
              </text:list>
            </text:list-item>
          </text:list>
        </text:list-item>
      </text:list>
      <text:p text:style-name="P27"/>
      <text:p text:style-name="P27"/>
      <text:list xml:id="list200712152910685" text:continue-numbering="true" text:style-name="WWNum2">
        <text:list-item>
          <text:list>
            <text:list-item>
              <text:list>
                <text:list-item>
                  <text:p text:style-name="P21"><text:span text:style-name="T1">gpg: /root/.gnupg/trustdb.gpg: trustdb created</text:span></text:p>
                </text:list-item>
              </text:list>
            </text:list-item>
          </text:list>
        </text:list-item>
      </text:list>
      <text:p text:style-name="P24"><text:span text:style-name="T1">gpg: key xx marked as ultimtely trusted</text:span></text:p>
      <text:p text:style-name="P24"><text:span text:style-name="T1">gpg: directory ‘/root/.gnupg/opengpg-revocs.d’ created</text:span></text:p>
      <text:p text:style-name="P24"><text:span text:style-name="T1">gpg: revocation certificate stored as ‘/root/.gnupg/opengpg-revocs.d/xx.rev’</text:span></text:p>
      <text:p text:style-name="P24"><text:span text:style-name="T1">public and secret key created and signed.</text:span></text:p>
      <text:p text:style-name="P25"/>
      <text:p text:style-name="P24"><text:span text:style-name="T9">pub <text:s text:c="2"/>rsa4096 YYYY-MM-DD [SC]</text:span></text:p>
      <text:p text:style-name="P24"><text:span text:style-name="T9"><text:s text:c="6"/>XX</text:span></text:p>
      <text:p text:style-name="P24"><text:span text:style-name="T9">uid <text:s text:c="2"/>RR (CC) &lt;EE&gt;</text:span></text:p>
      <text:p text:style-name="P24"><text:span text:style-name="T9">sub <text:s text:c="2"/>rsa4096 YYY-MM-DD [E]</text:span></text:p>
      <text:p text:style-name="P27"/>
      <text:list xml:id="list200710749312181" text:continue-numbering="true" text:style-name="WWNum2">
        <text:list-item>
          <text:p text:style-name="P40"><text:bookmark text:name="_6j1bqtt3w2bh"/><text:span text:style-name="T10">生成更多的子密鑰對</text:span></text:p>
        </text:list-item>
        <text:list-item>
          <text:p text:style-name="P3">參考 How to use a GPG key for SSH authentication <text:a xlink:type="simple" xlink:href="https://www.linode.com/docs/security/authentication/gpg-key-for-ssh-authentication/" text:style-name="ListLabel_20_20" text:visited-style-name="ListLabel_20_20"><text:span text:style-name="T3">https://www.linode.com/docs/security/authentication/gpg-key-for-ssh-authentication/</text:span></text:a></text:p>
        </text:list-item>
        <text:list-item>
          <text:p text:style-name="P3"><text:span text:style-name="T1">Global SSH Sing Key</text:span></text:p>
          <text:list>
            <text:list-item>
              <text:p text:style-name="P14"><text:span text:style-name="T1">$ sudo su</text:span></text:p>
            </text:list-item>
            <text:list-item>
              <text:p text:style-name="P14"><text:span text:style-name="T1">$ gpg --edit-key rr</text:span></text:p>
              <text:list>
                <text:list-item>
                  <text:p text:style-name="P18"><text:span text:style-name="T1">gpg&gt; addkey</text:span></text:p>
                  <text:list>
                    <text:list-item>
                      <text:p text:style-name="P31"><text:span text:style-name="T1">Please select what kind of key you want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><text:span text:style-name="T1"><text:s text:c="5"/>(3) DSA (sign only)</text:span></text:p>
      <text:p text:style-name="P33"><text:span text:style-name="T1"><text:s text:c="5"/>…</text:span></text:p>
      <text:p text:style-name="P33"><text:span text:style-name="T1">Your selection? </text:span><text:span text:style-name="T6">4</text:span></text:p>
      <text:list xml:id="list200710822282325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31"><text:soft-page-break/><text:span text:style-name="T1">RSA keys may be between 1024 and 4096 bits long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><text:span text:style-name="T1">What keysize do you want? (3072) </text:span><text:span text:style-name="T6">2048</text:span></text:p>
      <text:p text:style-name="P25"/>
      <text:list xml:id="list200711927188024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31"><text:span text:style-name="T1">Please specify how long the key should be valid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><text:span text:style-name="T1">0 = key does not expire</text:span></text:p>
      <text:p text:style-name="P33"><text:span text:style-name="T1">…</text:span></text:p>
      <text:p text:style-name="P33"><text:span text:style-name="T1">Key is valid for? (0) </text:span><text:span text:style-name="T6">0</text:span></text:p>
      <text:list xml:id="list200710844560685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31"><text:span text:style-name="T1">Key does not expire at all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><text:span text:style-name="T1">Is this corrent? (y/N) </text:span><text:span text:style-name="T6">y</text:span></text:p>
      <text:list xml:id="list200712107526676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31"><text:span text:style-name="T1">Really create? (y/N) </text:span><text:span text:style-name="T6">y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list xml:id="list200710701933078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31"><text:span text:style-name="T1">Passphrase: (</text:span><text:span text:style-name="T6">GPG Master Key Passphrase</text:span><text:span text:style-name="T1">)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p text:style-name="P27"/>
      <text:list xml:id="list200712168558262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32"><text:span text:style-name="T9">sec <text:s/>rsa4096/XX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><text:span text:style-name="T9"><text:s text:c="5"/>Created: YYYY-MM-DD <text:s/>expires: never <text:s text:c="6"/>usage: SC</text:span></text:p>
      <text:p text:style-name="P33"><text:span text:style-name="T9"><text:s text:c="5"/>trust: ultimate <text:s text:c="5"/>validity: ultimate</text:span></text:p>
      <text:p text:style-name="P33"><text:span text:style-name="T9">ssb <text:s/>rsa4096/YY</text:span></text:p>
      <text:p text:style-name="P33"><text:span text:style-name="T9"><text:s text:c="5"/>Created: YYYY-MM-DD <text:s/>expires: never <text:s text:c="6"/>usage: E</text:span></text:p>
      <text:p text:style-name="P33"><text:span text:style-name="T9"><text:s text:c="5"/>trust: ultimate <text:s text:c="5"/>validity: ultimate</text:span></text:p>
      <text:p text:style-name="P33"><text:span text:style-name="T9">ssb <text:s/>rsa2048/ZZ</text:span></text:p>
      <text:p text:style-name="P33"><text:span text:style-name="T9"><text:s text:c="5"/>Created: YYYY-MM-DD <text:s/>expires: never <text:s text:c="6"/>usage: S</text:span></text:p>
      <text:p text:style-name="P33"><text:span text:style-name="T9">[ultimate] (1). RR (CC) &lt;EE&gt;</text:span></text:p>
      <text:p text:style-name="P27"/>
      <text:list xml:id="list200712562035560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31"><text:span text:style-name="T1">gpg&gt; save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list xml:id="list200711532496374" text:continue-numbering="true" text:style-name="WWNum2">
        <text:list-item>
          <text:list>
            <text:list-item>
              <text:p text:style-name="P14"><text:span text:style-name="T1">$ gpg -k</text:span></text:p>
            </text:list-item>
          </text:list>
        </text:list-item>
      </text:list>
      <text:p text:style-name="P34"><text:span text:style-name="T9">/root/.gnupg/pubring.kbx</text:span></text:p>
      <text:p text:style-name="P34"><text:span text:style-name="T9">------------------------</text:span></text:p>
      <text:p text:style-name="P34"><text:span text:style-name="T9">pub <text:s text:c="2"/>rsa4096 YYYY-MM-DD [SC]</text:span></text:p>
      <text:p text:style-name="P34"><text:span text:style-name="T9"><text:s text:c="6"/>xx</text:span></text:p>
      <text:p text:style-name="P34"><text:span text:style-name="T9">uid <text:s text:c="10"/>[ultimate] rr (cc) &lt;ee&gt;</text:span></text:p>
      <text:p text:style-name="P34"><text:span text:style-name="T9">sub <text:s text:c="2"/>rsa4096 YYYY-MM-DD [E]</text:span></text:p>
      <text:p text:style-name="P34"><text:span text:style-name="T7">sub <text:s text:c="2"/>rsa2048 YYYY-MM-DD [S] # 新生成的 Sign Only 子密鑰對</text:span></text:p>
      <text:p text:style-name="P29"/>
      <text:list xml:id="list200711815138945" text:continue-numbering="true" text:style-name="WWNum2">
        <text:list-item>
          <text:p text:style-name="P7"><text:soft-page-break/><text:span text:style-name="T1">修改子密鑰對的 Passphrase</text:span></text:p>
          <text:list>
            <text:list-item>
              <text:p text:style-name="P14"><text:span text:style-name="T1">$ gpg --edit-key rr</text:span></text:p>
              <text:list>
                <text:list-item>
                  <text:p text:style-name="P18"><text:span text:style-name="T1">gpg&gt; passwd</text:span></text:p>
                  <text:list>
                    <text:list-item>
                      <text:p text:style-name="P31"><text:span text:style-name="T1">Passphrase: (</text:span><text:span text:style-name="T6">GPG Master Key Passphrase</text:span><text:span text:style-name="T1">) </text:span></text:p>
                    </text:list-item>
                    <text:list-item>
                      <text:p text:style-name="P31"><text:span text:style-name="T1">Please enter the new passphrase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><text:span text:style-name="T1">Passphrase: pp (</text:span><text:span text:style-name="T6">Global SSH Sing Key passphrase</text:span><text:span text:style-name="T1">)</text:span></text:p>
      <text:list xml:id="list200710918138367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7"><text:span text:style-name="T13">You have not entered a passphrase - this is in general a bad idea!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8"><text:span text:style-name="T13">Please confirm that you do not want to have any protection on your key.</text:span></text:p>
      <text:p text:style-name="P38"><text:span text:style-name="T8">&lt;Yes, protection is not needed&gt;</text:span></text:p>
      <text:list xml:id="list200711811466862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31"><text:span text:style-name="T1">Please </text:span><text:span text:style-name="T6">re-enter</text:span><text:span text:style-name="T1"> this passphrase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><text:span text:style-name="T1">Passphrase: pp (</text:span><text:span text:style-name="T6">Global SSH Sing Key passphrase</text:span><text:span text:style-name="T1">)</text:span></text:p>
      <text:list xml:id="list200711904311603" text:continue-numbering="true" text:style-name="WWNum2">
        <text:list-item>
          <text:list>
            <text:list-item>
              <text:list>
                <text:list-item>
                  <text:p text:style-name="P18"><text:span text:style-name="T1">gpg&gt; save</text:span></text:p>
                </text:list-item>
                <text:list-item>
                  <text:p text:style-name="P18"><text:span text:style-name="T6">key not changed so no update needed.</text:span></text:p>
                </text:list-item>
              </text:list>
            </text:list-item>
          </text:list>
        </text:list-item>
      </text:list>
      <text:p text:style-name="P27"/>
      <text:p text:style-name="P27"/>
      <text:list xml:id="list200712630396048" text:continue-numbering="true" text:style-name="WWNum2">
        <text:list-item>
          <text:p text:style-name="P8"><text:span text:style-name="T1">移除主密鑰對的私鑰</text:span></text:p>
          <text:list>
            <text:list-item>
              <text:p text:style-name="P15"><text:span text:style-name="T1">$ sudo su</text:span></text:p>
            </text:list-item>
            <text:list-item>
              <text:p text:style-name="P15"><text:span text:style-name="T1">查詢主密鑰對 Keygrip</text:span></text:p>
              <text:list>
                <text:list-item>
                  <text:p text:style-name="P19"><text:span text:style-name="T1">$ gpg --with-keygrip -k</text:span></text:p>
                </text:list-item>
              </text:list>
            </text:list-item>
          </text:list>
        </text:list-item>
      </text:list>
      <text:p text:style-name="P26"><text:span text:style-name="T9">/root/.gnupg/pubring.kbx</text:span></text:p>
      <text:p text:style-name="P26"><text:span text:style-name="T9">------------------------</text:span></text:p>
      <text:p text:style-name="P26"><text:span text:style-name="T9">pub <text:s text:c="2"/>rsa4096 YYYY-MM-DD [SC]</text:span></text:p>
      <text:p text:style-name="P26"><text:span text:style-name="T9"><text:s text:c="6"/>XX</text:span></text:p>
      <text:p text:style-name="P26"><text:span text:style-name="T9"><text:s text:c="6"/>Keygrip = </text:span><text:span text:style-name="T7">xx</text:span></text:p>
      <text:p text:style-name="P26"><text:span text:style-name="T9">uid <text:s text:c="2"/>[ultimate] rr (cc) &lt;ee&gt;</text:span></text:p>
      <text:p text:style-name="P26"><text:span text:style-name="T9">sub <text:s text:c="2"/>rsa4096 YYYY-MM-DD [E]</text:span></text:p>
      <text:p text:style-name="P26"><text:span text:style-name="T9"><text:s text:c="6"/>Keygrip = yy</text:span></text:p>
      <text:p text:style-name="P26"><text:span text:style-name="T9">sub <text:s text:c="2"/>rsa2048 YYYY-MM-DD [S]</text:span></text:p>
      <text:p text:style-name="P26"><text:span text:style-name="T9"><text:s text:c="6"/>Keygrip = zz</text:span></text:p>
      <text:p text:style-name="P12"/>
      <text:list xml:id="list200712569386432" text:continue-numbering="true" text:style-name="WWNum2">
        <text:list-item>
          <text:list>
            <text:list-item>
              <text:p text:style-name="P15"><text:span text:style-name="T1">$ rm -f ~/.gnupg/private-keys-v1.d/</text:span><text:span text:style-name="T6">xx</text:span><text:span text:style-name="T1">.key</text:span></text:p>
            </text:list-item>
          </text:list>
        </text:list-item>
      </text:list>
      <text:p text:style-name="P12"/>
      <text:list xml:id="list200711581204332" text:continue-numbering="true" text:style-name="WWNum2">
        <text:list-item>
          <text:list>
            <text:list-item>
              <text:p text:style-name="P15"><text:span text:style-name="T1">gpg -</text:span><text:span text:style-name="T6">K</text:span></text:p>
            </text:list-item>
          </text:list>
        </text:list-item>
      </text:list>
      <text:p text:style-name="P35"><text:span text:style-name="T9">/root/.gnupg/pubring.kbx</text:span></text:p>
      <text:p text:style-name="P35"><text:span text:style-name="T9">------------------------</text:span></text:p>
      <text:p text:style-name="P35"><text:span text:style-name="T9">sec</text:span><text:span text:style-name="T7">#</text:span><text:span text:style-name="T9"> <text:s/>rsa4096 YYYY-MM-DD [SC]</text:span></text:p>
      <text:p text:style-name="P35"><text:soft-page-break/><text:span text:style-name="T9"><text:s text:c="2"/><text:tab/> XX</text:span></text:p>
      <text:p text:style-name="P35"><text:span text:style-name="T9">uid <text:s text:c="6"/><text:tab/>[ultimate] Cheng-Chang Ho (HCC GPG Master Key) &lt;hocctwkh@gmail.com&gt;</text:span></text:p>
      <text:p text:style-name="P35"><text:span text:style-name="T9">ssb <text:s text:c="2"/>rsa4096 YYYY-MM-DD [E]</text:span></text:p>
      <text:p text:style-name="P35"><text:span text:style-name="T9">ssb <text:s text:c="2"/>rsa2048 YYYY-MM-DD [S]</text:span></text:p>
      <text:p text:style-name="P28"/>
      <text:list xml:id="list4061855813" text:style-name="WWNum1">
        <text:list-item>
          <text:p text:style-name="P9"><text:span text:style-name="T1">GnuPG to OpenSSH</text:span></text:p>
        </text:list-item>
        <text:list-item>
          <text:p text:style-name="P5"><text:span text:style-name="T1">參考 </text:span><text:a xlink:type="simple" xlink:href="http://sysmic.org/dotclear/index.php?post/2010/03/24/Convert-keys-betweens-GnuPG,-OpenSsh-and-OpenSSL" text:style-name="ListLabel_20_19" text:visited-style-name="ListLabel_20_19"><text:span text:style-name="T2">http://sysmic.org/dotclear/index.php?post/2010/03/24/Convert-keys-betweens-GnuPG,-OpenSsh-and-OpenSSL</text:span></text:a></text:p>
        </text:list-item>
        <text:list-item>
          <text:p text:style-name="P5"><text:span text:style-name="T1">安裝 openpgp2ssh tool</text:span></text:p>
          <text:list>
            <text:list-item>
              <text:p text:style-name="P16"><text:span text:style-name="T1">$ sudo apt-get update</text:span></text:p>
            </text:list-item>
            <text:list-item>
              <text:p text:style-name="P16"><text:span text:style-name="T1">$ sudo apt install </text:span><text:span text:style-name="T6">monkeysphere</text:span></text:p>
            </text:list-item>
          </text:list>
        </text:list-item>
      </text:list>
      <text:p text:style-name="P1"/>
      <text:list xml:id="list200711046528543" text:continue-numbering="true" text:style-name="WWNum1">
        <text:list-item>
          <text:p text:style-name="P5"><text:span text:style-name="T1">查詢 RSA 密鑰的指紋</text:span></text:p>
          <text:list>
            <text:list-item>
              <text:p text:style-name="P16"><text:span text:style-name="T1">$ sudo su</text:span></text:p>
            </text:list-item>
            <text:list-item>
              <text:p text:style-name="P16"><text:span text:style-name="T1">gpg --list-secret-keys --keyid-format short</text:span></text:p>
            </text:list-item>
          </text:list>
        </text:list-item>
      </text:list>
      <text:p text:style-name="P35"><text:span text:style-name="T9">/root/.gnupg/pubring.kbx</text:span></text:p>
      <text:p text:style-name="P35"><text:span text:style-name="T9">------------------------</text:span></text:p>
      <text:p text:style-name="P35"><text:span text:style-name="T9">sec# <text:s/>rsa4096/XX YYYY-MM-DD [SC]</text:span></text:p>
      <text:p text:style-name="P35"><text:span text:style-name="T9"><text:s text:c="2"/><text:tab/> xx</text:span></text:p>
      <text:p text:style-name="P35"><text:span text:style-name="T9">uid <text:s text:c="4"/><text:tab/>[ultimate] RR (CC) &lt;EE&gt;</text:span></text:p>
      <text:p text:style-name="P35"><text:span text:style-name="T9">ssb <text:s text:c="2"/>rsa4096/YY YYYY-MM-DD [E]</text:span></text:p>
      <text:p text:style-name="P35"><text:span text:style-name="T9">ssb <text:s text:c="2"/>rsa2048/ZZ YYYY-MM-DD [S]</text:span></text:p>
      <text:list xml:id="list200710684536580" text:continue-numbering="true" text:style-name="WWNum1">
        <text:list-item>
          <text:list>
            <text:list-item>
              <text:p text:style-name="P16"><text:span text:style-name="T1">[SC] - 主私鑰</text:span></text:p>
            </text:list-item>
          </text:list>
        </text:list-item>
      </text:list>
      <text:p text:style-name="P35"><text:span text:style-name="T1">[E] - 主公鑰</text:span></text:p>
      <text:p text:style-name="P35"><text:span text:style-name="T1">[S] - 子私鑰</text:span></text:p>
      <text:p text:style-name="P28"/>
      <text:list xml:id="list200712589274896" text:continue-numbering="true" text:style-name="WWNum1">
        <text:list-item>
          <text:p text:style-name="P5"><text:span text:style-name="T1">Export GPG Secret Keys to id_rsa</text:span></text:p>
          <text:list>
            <text:list-item>
              <text:p text:style-name="P16"><text:soft-page-break/><text:span text:style-name="T1">$ gpg --export-secret-keys XX | openpgp2ssh XX &gt; </text:span><text:span text:style-name="T6">id_rsa</text:span></text:p>
            </text:list-item>
            <text:list-item>
              <text:p text:style-name="P16"><text:span text:style-name="T7">We cannot handle encrypted secret keys. <text:s/>Skipping!</text:span></text:p>
            </text:list-item>
          </text:list>
        </text:list-item>
      </text:list>
      <text:p text:style-name="P35"><text:span text:style-name="T1">參考 </text:span><text:a xlink:type="simple" xlink:href="https://security.stackexchange.com/questions/9633/how-can-i-convert-my-encypted-pgp-secret-key-for-use-performing-ssh-authenticati" text:style-name="ListLabel_20_19" text:visited-style-name="ListLabel_20_19"><text:span text:style-name="T2">https://security.stackexchange.com/questions/9633/how-can-i-convert-my-encypted-pgp-secret-key-for-use-performing-ssh-authenticati</text:span></text:a></text:p>
      <text:list xml:id="list200711133729524" text:continue-numbering="true" text:style-name="WWNum1">
        <text:list-item>
          <text:list>
            <text:list-item>
              <text:list>
                <text:list-item>
                  <text:p text:style-name="P20"><text:span text:style-name="T1">$ </text:span></text:p>
                </text:list-item>
              </text:list>
            </text:list-item>
          </text:list>
        </text:list-item>
      </text:list>
      <text:p text:style-name="P36"/>
      <text:list xml:id="list200712215291688" text:continue-numbering="true" text:style-name="WWNum1">
        <text:list-item>
          <text:p text:style-name="P5"><text:span text:style-name="T1">Generate id_rsa.pub from id_rsa</text:span></text:p>
          <text:list>
            <text:list-item>
              <text:p text:style-name="P16"><text:span text:style-name="T1">$ ssh-keygen -y -f id_rsa &gt; </text:span><text:span text:style-name="T6">id_rsa.pub</text:span></text:p>
            </text:list-item>
          </text:list>
        </text:list-item>
      </text:list>
      <text:p text:style-name="P1"/>
      <text:p text:style-name="P2"><text:span text:style-name="T1"># Then, we change the password for the SSH secret key<text:line-break/>ssh-keygen -f ~/.ssh/id_rsa -p</text:span></text:p>
      <text:p text:style-name="P1"/>
      <text:p text:style-name="P1"/>
      <text:p text:style-name="P1"/>
      <text:list xml:id="list200711453775958" text:continue-numbering="true" text:style-name="WWNum1">
        <text:list-item>
          <text:p text:style-name="P9"><text:span text:style-name="T1">GPG 导入导出 Key</text:span></text:p>
        </text:list-item>
        <text:list-item>
          <text:p text:style-name="P4"><text:span text:style-name="T1">參考 </text:span><text:a xlink:type="simple" xlink:href="https://gythialy.github.io/Howto-import-export-gpg-key/" text:style-name="ListLabel_20_19" text:visited-style-name="ListLabel_20_19"><text:span text:style-name="T2">https://gythialy.github.io/Howto-import-export-gpg-key/</text:span></text:a></text:p>
        </text:list-item>
        <text:list-item>
          <text:p text:style-name="P6"/>
        </text:list-item>
      </text:list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font-name="Courier New" fo:font-family="'Courier New'" style:font-family-generic="roman" style:font-pitch="variable" style:text-underline-style="none" fo:font-weight="bold"/>
    </style:style>
    <style:style style:name="ListLabel_20_3" style:display-name="ListLabel 3" style:family="text">
      <style:text-properties style:text-underline-style="none" fo:font-weight="bold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 fo:font-weight="bold"/>
    </style:style>
    <style:style style:name="ListLabel_20_12" style:display-name="ListLabel 12" style:family="text">
      <style:text-properties style:text-underline-style="none" fo:font-weight="bold"/>
    </style:style>
    <style:style style:name="ListLabel_20_13" style:display-name="ListLabel 13" style:family="text">
      <style:text-properties style:font-name="Courier New" fo:font-family="'Courier New'" style:font-family-generic="roman" style:font-pitch="variable" style:text-underline-style="none" fo:font-weight="bold"/>
    </style:style>
    <style:style style:name="ListLabel_20_14" style:display-name="ListLabel 14" style:family="text">
      <style:text-properties style:text-underline-style="none" fo:font-weight="bold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color="#1155cc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portrait" fo:margin-top="0.1965in" fo:margin-bottom="0.1965in" fo:margin-left="0.1965in" fo:margin-right="0.1965in" fo:background-color="#ffffff" style:writing-mode="lr-tb" style:layout-grid-color="#c0c0c0" style:layout-grid-lines="200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1" meta:paragraph-count="139" meta:word-count="717" meta:character-count="4202" meta:non-whitespace-character-count="3587"/>
    <meta:generator>LibreOfficeDev/6.0.5.2$Linux_X86_64 LibreOffice_project/</meta:generator>
  </office:meta>
</office:document-meta>
</file>